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96in" svg:height="3.5453in" svg:x="6.4098in" svg:y="0.1535in">
            <draw:object draw:notify-on-update-of-ranges="Sheet1.F2:Sheet1.F11 Sheet1.B2:Sheet1.B2 Sheet1.E2:Sheet1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92in" svg:height="3.5453in" svg:x="6.25in" svg:y="3.9433in">
            <draw:object draw:notify-on-update-of-ranges="Sheet1.F13:Sheet1.F22 Sheet1.B13:Sheet1.B13 Sheet1.E13:Sheet1.E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96in" svg:height="3.5449in" svg:x="6.1504in" svg:y="7.6878in">
            <draw:object draw:notify-on-update-of-ranges="Sheet1.F24:Sheet1.F33 Sheet1.B24:Sheet1.B24 Sheet1.E24:Sheet1.E3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92in" svg:height="3.5453in" svg:x="6.228in" svg:y="11.3866in">
            <draw:object draw:notify-on-update-of-ranges="Sheet1.F35:Sheet1.F44 Sheet1.B35:Sheet1.B35 Sheet1.E35:Sheet1.E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92in" svg:height="3.5453in" svg:x="6.2941in" svg:y="15.415in">
            <draw:object draw:notify-on-update-of-ranges="Sheet1.F46:Sheet1.F55 Sheet1.B46:Sheet1.B46 Sheet1.E46:Sheet1.E5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96in" svg:height="3.5453in" svg:x="12.4996in" svg:y="1.952in">
            <draw:object draw:notify-on-update-of-ranges="Sheet1.Q3:Sheet1.Q7 Sheet1.S2:Sheet1.S2 Sheet1.R3:Sheet1.R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3004in" svg:height="3.5453in" svg:x="20.4579in" svg:y="2.2024in">
            <draw:object draw:notify-on-update-of-ranges="Sheet1.AE2:Sheet1.AE2 Sheet1.AD3:Sheet1.AD7 Sheet1.X3:Sheet1.X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 C</text:p>
          </table:table-cell>
          <table:table-cell office:value-type="string" calcext:value-type="string">
            <text:p>I, мА</text:p>
          </table:table-cell>
          <table:table-cell office:value-type="string" calcext:value-type="string">
            <text:p>U, В</text:p>
          </table:table-cell>
          <table:table-cell office:value-type="string" calcext:value-type="string">
            <text:p>R, Ом</text:p>
          </table:table-cell>
          <table:table-cell office:value-type="string" calcext:value-type="string">
            <text:p>Q, Вт * 10^(-3)</text:p>
          </table:table-cell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=23</text:p>
          </table:table-cell>
          <table:table-cell table:number-columns-repeated="13"/>
          <table:table-cell office:value-type="string" calcext:value-type="string">
            <text:p>t, С</text:p>
          </table:table-cell>
          <table:table-cell office:value-type="string" calcext:value-type="string">
            <text:p>T, К</text:p>
          </table:table-cell>
          <table:table-cell office:value-type="string" calcext:value-type="string">
            <text:p>R_0, Ом</text:p>
          </table:table-cell>
          <table:table-cell office:value-type="string" calcext:value-type="string">
            <text:p>R_0 (T)</text:p>
          </table:table-cell>
          <table:table-cell table:number-columns-repeated="3"/>
          <table:table-cell office:value-type="string" calcext:value-type="string">
            <text:p>t, С</text:p>
          </table:table-cell>
          <table:table-cell office:value-type="string" calcext:value-type="string">
            <text:p>T, К</text:p>
          </table:table-cell>
          <table:table-cell office:value-type="string" calcext:value-type="string">
            <text:p>dR/dT, Ом/K</text:p>
          </table:table-cell>
          <table:table-cell office:value-type="string" calcext:value-type="string">
            <text:p>dR/dQ, Ом/Вт</text:p>
          </table:table-cell>
          <table:table-cell office:value-type="string" calcext:value-type="string">
            <text:p>dQ/dT, Вт/K</text:p>
          </table:table-cell>
          <table:table-cell office:value-type="string" calcext:value-type="string">
            <text:p>L, м</text:p>
          </table:table-cell>
          <table:table-cell office:value-type="string" calcext:value-type="string">
            <text:p>r_2/r_1</text:p>
          </table:table-cell>
          <table:table-cell office:value-type="string" calcext:value-type="string">
            <text:p>k, Вт/(м K)</text:p>
          </table:table-cell>
          <table:table-cell office:value-type="string" calcext:value-type="string">
            <text:p>k(T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3.981" calcext:value-type="float">
            <text:p>13.981</text:p>
          </table:table-cell>
          <table:table-cell office:value-type="float" office:value="0.2845" calcext:value-type="float">
            <text:p>0.2845</text:p>
          </table:table-cell>
          <table:table-cell table:formula="of:=[.D3]/[.C3]*1000" office:value-type="float" office:value="20.3490451326801" calcext:value-type="float">
            <text:p>20.3490451326801</text:p>
          </table:table-cell>
          <table:table-cell table:formula="of:=[.C3]*[.D3]" office:value-type="float" office:value="3.9775945" calcext:value-type="float">
            <text:p>3.9775945</text:p>
          </table:table-cell>
          <table:table-cell table:number-columns-repeated="9"/>
          <table:table-cell office:value-type="float" office:value="26" calcext:value-type="float">
            <text:p>26</text:p>
          </table:table-cell>
          <table:table-cell table:formula="of:=273+[.P3]" office:value-type="float" office:value="299" calcext:value-type="float">
            <text:p>299</text:p>
          </table:table-cell>
          <table:table-cell office:value-type="float" office:value="20.3457" calcext:value-type="float">
            <text:p>20.3457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table:formula="of:=273+[.W3]" office:value-type="float" office:value="299" calcext:value-type="float">
            <text:p>299</text:p>
          </table:table-cell>
          <table:table-cell office:value-type="float" office:value="0.074" calcext:value-type="float">
            <text:p>0.074</text:p>
          </table:table-cell>
          <table:table-cell office:value-type="float" office:value="5.24" calcext:value-type="float">
            <text:p>5.24</text:p>
          </table:table-cell>
          <table:table-cell table:formula="of:=[.Y3]/[.Z3]" office:value-type="float" office:value="0.0141221374045802" calcext:value-type="float">
            <text:p>0.0141221374045802</text:p>
          </table:table-cell>
          <table:table-cell office:value-type="float" office:value="0.4" calcext:value-type="float">
            <text:p>0.4</text:p>
          </table:table-cell>
          <table:table-cell table:formula="of:=7000/50" office:value-type="float" office:value="140" calcext:value-type="float">
            <text:p>140</text:p>
          </table:table-cell>
          <table:table-cell table:formula="of:=[.AA3]*LN([.AC3])/(2*3.14*0.4)" office:value-type="float" office:value="0.0277812712167161" calcext:value-type="float">
            <text:p>0.027781271216716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7.777" calcext:value-type="float">
            <text:p>27.777</text:p>
          </table:table-cell>
          <table:table-cell office:value-type="float" office:value="0.5668" calcext:value-type="float">
            <text:p>0.5668</text:p>
          </table:table-cell>
          <table:table-cell table:formula="of:=[.D4]/[.C4]*1000" office:value-type="float" office:value="20.4053713503978" calcext:value-type="float">
            <text:p>20.4053713503978</text:p>
          </table:table-cell>
          <table:table-cell table:formula="of:=[.C4]*[.D4]" office:value-type="float" office:value="15.7440036" calcext:value-type="float">
            <text:p>15.7440036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table:formula="of:=273+[.P4]" office:value-type="float" office:value="303" calcext:value-type="float">
            <text:p>303</text:p>
          </table:table-cell>
          <table:table-cell table:formula="of:=20.8431" office:value-type="float" office:value="20.8431" calcext:value-type="float">
            <text:p>20.8431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formula="of:=273+[.W4]" office:value-type="float" office:value="303" calcext:value-type="float">
            <text:p>303</text:p>
          </table:table-cell>
          <table:table-cell office:value-type="float" office:value="0.074" calcext:value-type="float">
            <text:p>0.074</text:p>
          </table:table-cell>
          <table:table-cell office:value-type="float" office:value="5.26" calcext:value-type="float">
            <text:p>5.26</text:p>
          </table:table-cell>
          <table:table-cell table:formula="of:=[.Y4]/[.Z4]" office:value-type="float" office:value="0.0140684410646388" calcext:value-type="float">
            <text:p>0.0140684410646388</text:p>
          </table:table-cell>
          <table:table-cell office:value-type="float" office:value="0.4" calcext:value-type="float">
            <text:p>0.4</text:p>
          </table:table-cell>
          <table:table-cell table:formula="of:=7000/50" office:value-type="float" office:value="140" calcext:value-type="float">
            <text:p>140</text:p>
          </table:table-cell>
          <table:table-cell table:formula="of:=[.AA4]*LN([.AC4])/(2*3.14*0.4)" office:value-type="float" office:value="0.0276756390067666" calcext:value-type="float">
            <text:p>0.027675639006766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1.555" calcext:value-type="float">
            <text:p>41.555</text:p>
          </table:table-cell>
          <table:table-cell office:value-type="float" office:value="0.8524" calcext:value-type="float">
            <text:p>0.8524</text:p>
          </table:table-cell>
          <table:table-cell table:formula="of:=[.D5]/[.C5]*1000" office:value-type="float" office:value="20.5125736975093" calcext:value-type="float">
            <text:p>20.5125736975093</text:p>
          </table:table-cell>
          <table:table-cell table:formula="of:=[.C5]*[.D5]" office:value-type="float" office:value="35.421482" calcext:value-type="float">
            <text:p>35.421482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table:formula="of:=273+[.P5]" office:value-type="float" office:value="323" calcext:value-type="float">
            <text:p>323</text:p>
          </table:table-cell>
          <table:table-cell table:formula="of:=22.2647" office:value-type="float" office:value="22.2647" calcext:value-type="float">
            <text:p>22.2647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formula="of:=273+[.W5]" office:value-type="float" office:value="323" calcext:value-type="float">
            <text:p>323</text:p>
          </table:table-cell>
          <table:table-cell office:value-type="float" office:value="0.074" calcext:value-type="float">
            <text:p>0.074</text:p>
          </table:table-cell>
          <table:table-cell office:value-type="float" office:value="4.99" calcext:value-type="float">
            <text:p>4.99</text:p>
          </table:table-cell>
          <table:table-cell table:formula="of:=[.Y5]/[.Z5]" office:value-type="float" office:value="0.0148296593186373" calcext:value-type="float">
            <text:p>0.0148296593186373</text:p>
          </table:table-cell>
          <table:table-cell office:value-type="float" office:value="0.4" calcext:value-type="float">
            <text:p>0.4</text:p>
          </table:table-cell>
          <table:table-cell table:formula="of:=7000/50" office:value-type="float" office:value="140" calcext:value-type="float">
            <text:p>140</text:p>
          </table:table-cell>
          <table:table-cell table:formula="of:=[.AA5]*LN([.AC5])/(2*3.14*0.4)" office:value-type="float" office:value="0.0291731184720626" calcext:value-type="float">
            <text:p>0.029173118472062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55.382" calcext:value-type="float">
            <text:p>55.382</text:p>
          </table:table-cell>
          <table:table-cell office:value-type="float" office:value="1.1444" calcext:value-type="float">
            <text:p>1.1444</text:p>
          </table:table-cell>
          <table:table-cell table:formula="of:=[.D6]/[.C6]*1000" office:value-type="float" office:value="20.6637535661406" calcext:value-type="float">
            <text:p>20.6637535661406</text:p>
          </table:table-cell>
          <table:table-cell table:formula="of:=[.C6]*[.D6]" office:value-type="float" office:value="63.3791608" calcext:value-type="float">
            <text:p>63.3791608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table:formula="of:=273+[.P6]" office:value-type="float" office:value="333" calcext:value-type="float">
            <text:p>333</text:p>
          </table:table-cell>
          <table:table-cell table:formula="of:=22.9868" office:value-type="float" office:value="22.9868" calcext:value-type="float">
            <text:p>22.9868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formula="of:=273+[.W6]" office:value-type="float" office:value="333" calcext:value-type="float">
            <text:p>333</text:p>
          </table:table-cell>
          <table:table-cell office:value-type="float" office:value="0.074" calcext:value-type="float">
            <text:p>0.074</text:p>
          </table:table-cell>
          <table:table-cell office:value-type="float" office:value="4.82" calcext:value-type="float">
            <text:p>4.82</text:p>
          </table:table-cell>
          <table:table-cell table:formula="of:=[.Y6]/[.Z6]" office:value-type="float" office:value="0.0153526970954357" calcext:value-type="float">
            <text:p>0.0153526970954357</text:p>
          </table:table-cell>
          <table:table-cell office:value-type="float" office:value="0.4" calcext:value-type="float">
            <text:p>0.4</text:p>
          </table:table-cell>
          <table:table-cell table:formula="of:=7000/50" office:value-type="float" office:value="140" calcext:value-type="float">
            <text:p>140</text:p>
          </table:table-cell>
          <table:table-cell table:formula="of:=[.AA6]*LN([.AC6])/(2*3.14*0.4)" office:value-type="float" office:value="0.0302020458870524" calcext:value-type="float">
            <text:p>0.030202045887052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69.38" calcext:value-type="float">
            <text:p>69.38</text:p>
          </table:table-cell>
          <table:table-cell office:value-type="float" office:value="1.4476" calcext:value-type="float">
            <text:p>1.4476</text:p>
          </table:table-cell>
          <table:table-cell table:formula="of:=[.D7]/[.C7]*1000" office:value-type="float" office:value="20.8648025367541" calcext:value-type="float">
            <text:p>20.8648025367541</text:p>
          </table:table-cell>
          <table:table-cell table:formula="of:=[.C7]*[.D7]" office:value-type="float" office:value="100.434488" calcext:value-type="float">
            <text:p>100.434488</text:p>
          </table:table-cell>
          <table:table-cell table:number-columns-repeated="9"/>
          <table:table-cell office:value-type="float" office:value="70" calcext:value-type="float">
            <text:p>70</text:p>
          </table:table-cell>
          <table:table-cell table:formula="of:=273+[.P7]" office:value-type="float" office:value="343" calcext:value-type="float">
            <text:p>343</text:p>
          </table:table-cell>
          <table:table-cell table:formula="of:=23.689" office:value-type="float" office:value="23.689" calcext:value-type="float">
            <text:p>23.689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formula="of:=273+[.W7]" office:value-type="float" office:value="343" calcext:value-type="float">
            <text:p>343</text:p>
          </table:table-cell>
          <table:table-cell office:value-type="float" office:value="0.074" calcext:value-type="float">
            <text:p>0.074</text:p>
          </table:table-cell>
          <table:table-cell office:value-type="float" office:value="4.68" calcext:value-type="float">
            <text:p>4.68</text:p>
          </table:table-cell>
          <table:table-cell table:formula="of:=[.Y7]/[.Z7]" office:value-type="float" office:value="0.0158119658119658" calcext:value-type="float">
            <text:p>0.0158119658119658</text:p>
          </table:table-cell>
          <table:table-cell office:value-type="float" office:value="0.4" calcext:value-type="float">
            <text:p>0.4</text:p>
          </table:table-cell>
          <table:table-cell table:formula="of:=7000/50" office:value-type="float" office:value="140" calcext:value-type="float">
            <text:p>140</text:p>
          </table:table-cell>
          <table:table-cell table:formula="of:=[.AA7]*LN([.AC7])/(2*3.14*0.4)" office:value-type="float" office:value="0.0311055258922206" calcext:value-type="float">
            <text:p>0.031105525892220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82.83" calcext:value-type="float">
            <text:p>82.83</text:p>
          </table:table-cell>
          <table:table-cell office:value-type="float" office:value="1.7475" calcext:value-type="float">
            <text:p>1.7475</text:p>
          </table:table-cell>
          <table:table-cell table:formula="of:=[.D8]/[.C8]*1000" office:value-type="float" office:value="21.0974284679464" calcext:value-type="float">
            <text:p>21.0974284679464</text:p>
          </table:table-cell>
          <table:table-cell table:formula="of:=[.C8]*[.D8]" office:value-type="float" office:value="144.745425" calcext:value-type="float">
            <text:p>144.745425</text:p>
          </table:table-cell>
          <table:table-cell table:number-columns-repeated="2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96.712" calcext:value-type="float">
            <text:p>96.712</text:p>
          </table:table-cell>
          <table:table-cell office:value-type="float" office:value="2.0662" calcext:value-type="float">
            <text:p>2.0662</text:p>
          </table:table-cell>
          <table:table-cell table:formula="of:=[.D9]/[.C9]*1000" office:value-type="float" office:value="21.3644635619158" calcext:value-type="float">
            <text:p>21.3644635619158</text:p>
          </table:table-cell>
          <table:table-cell table:formula="of:=[.C9]*[.D9]" office:value-type="float" office:value="199.8263344" calcext:value-type="float">
            <text:p>199.8263344</text:p>
          </table:table-cell>
          <table:table-cell table:number-columns-repeated="2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10.325" calcext:value-type="float">
            <text:p>110.325</text:p>
          </table:table-cell>
          <table:table-cell office:value-type="float" office:value="2.396" calcext:value-type="float">
            <text:p>2.396</text:p>
          </table:table-cell>
          <table:table-cell table:formula="of:=[.D10]/[.C10]*1000" office:value-type="float" office:value="21.7176523906639" calcext:value-type="float">
            <text:p>21.7176523906639</text:p>
          </table:table-cell>
          <table:table-cell table:formula="of:=[.C10]*[.D10]" office:value-type="float" office:value="264.3387" calcext:value-type="float">
            <text:p>264.3387</text:p>
          </table:table-cell>
          <table:table-cell table:number-columns-repeated="2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71.615" calcext:value-type="float">
            <text:p>71.615</text:p>
          </table:table-cell>
          <table:table-cell office:value-type="float" office:value="1.496" calcext:value-type="float">
            <text:p>1.496</text:p>
          </table:table-cell>
          <table:table-cell table:formula="of:=[.D11]/[.C11]*1000" office:value-type="float" office:value="20.8894784612162" calcext:value-type="float">
            <text:p>20.8894784612162</text:p>
          </table:table-cell>
          <table:table-cell table:formula="of:=[.C11]*[.D11]" office:value-type="float" office:value="107.13604" calcext:value-type="float">
            <text:p>107.13604</text:p>
          </table:table-cell>
          <table:table-cell table:number-columns-repeated="25"/>
        </table:table-row>
        <table:table-row table:style-name="ro1">
          <table:table-cell table:style-name="ce1" table:number-columns-repeated="6"/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=30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.296" calcext:value-type="float">
            <text:p>10.296</text:p>
          </table:table-cell>
          <table:table-cell office:value-type="float" office:value="0.2144" calcext:value-type="float">
            <text:p>0.2144</text:p>
          </table:table-cell>
          <table:table-cell table:formula="of:=[.D14]/[.C14]*1000" office:value-type="float" office:value="20.8236208236208" calcext:value-type="float">
            <text:p>20.8236208236208</text:p>
          </table:table-cell>
          <table:table-cell table:formula="of:=[.C14]*[.D14]" office:value-type="float" office:value="2.2074624" calcext:value-type="float">
            <text:p>2.2074624</text:p>
          </table:table-cell>
          <table:table-cell table:number-columns-repeated="2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0.334" calcext:value-type="float">
            <text:p>20.334</text:p>
          </table:table-cell>
          <table:table-cell office:value-type="float" office:value="0.4243" calcext:value-type="float">
            <text:p>0.4243</text:p>
          </table:table-cell>
          <table:table-cell table:formula="of:=[.D15]/[.C15]*1000" office:value-type="float" office:value="20.8665289662634" calcext:value-type="float">
            <text:p>20.8665289662634</text:p>
          </table:table-cell>
          <table:table-cell table:formula="of:=[.C15]*[.D15]" office:value-type="float" office:value="8.6277162" calcext:value-type="float">
            <text:p>8.6277162</text:p>
          </table:table-cell>
          <table:table-cell table:number-columns-repeated="2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30.374" calcext:value-type="float">
            <text:p>30.374</text:p>
          </table:table-cell>
          <table:table-cell office:value-type="float" office:value="0.6353" calcext:value-type="float">
            <text:p>0.6353</text:p>
          </table:table-cell>
          <table:table-cell table:formula="of:=[.D16]/[.C16]*1000" office:value-type="float" office:value="20.9159149272404" calcext:value-type="float">
            <text:p>20.9159149272404</text:p>
          </table:table-cell>
          <table:table-cell table:formula="of:=[.C16]*[.D16]" office:value-type="float" office:value="19.2966022" calcext:value-type="float">
            <text:p>19.2966022</text:p>
          </table:table-cell>
          <table:table-cell table:number-columns-repeated="2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40.357" calcext:value-type="float">
            <text:p>40.357</text:p>
          </table:table-cell>
          <table:table-cell office:value-type="float" office:value="0.8473" calcext:value-type="float">
            <text:p>0.8473</text:p>
          </table:table-cell>
          <table:table-cell table:formula="of:=[.D17]/[.C17]*1000" office:value-type="float" office:value="20.9951185667914" calcext:value-type="float">
            <text:p>20.9951185667914</text:p>
          </table:table-cell>
          <table:table-cell table:formula="of:=[.C17]*[.D17]" office:value-type="float" office:value="34.1944861" calcext:value-type="float">
            <text:p>34.1944861</text:p>
          </table:table-cell>
          <table:table-cell table:number-columns-repeated="2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50.321" calcext:value-type="float">
            <text:p>50.321</text:p>
          </table:table-cell>
          <table:table-cell office:value-type="float" office:value="1.0625" calcext:value-type="float">
            <text:p>1.0625</text:p>
          </table:table-cell>
          <table:table-cell table:formula="of:=[.D18]/[.C18]*1000" office:value-type="float" office:value="21.1144452614217" calcext:value-type="float">
            <text:p>21.1144452614217</text:p>
          </table:table-cell>
          <table:table-cell table:formula="of:=[.C18]*[.D18]" office:value-type="float" office:value="53.4660625" calcext:value-type="float">
            <text:p>53.4660625</text:p>
          </table:table-cell>
          <table:table-cell table:number-columns-repeated="2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60.381" calcext:value-type="float">
            <text:p>60.381</text:p>
          </table:table-cell>
          <table:table-cell office:value-type="float" office:value="1.2817" calcext:value-type="float">
            <text:p>1.2817</text:p>
          </table:table-cell>
          <table:table-cell table:formula="of:=[.D19]/[.C19]*1000" office:value-type="float" office:value="21.226876004041" calcext:value-type="float">
            <text:p>21.226876004041</text:p>
          </table:table-cell>
          <table:table-cell table:formula="of:=[.C19]*[.D19]" office:value-type="float" office:value="77.3903277" calcext:value-type="float">
            <text:p>77.3903277</text:p>
          </table:table-cell>
          <table:table-cell table:number-columns-repeated="2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70.287" calcext:value-type="float">
            <text:p>70.287</text:p>
          </table:table-cell>
          <table:table-cell office:value-type="float" office:value="1.5026" calcext:value-type="float">
            <text:p>1.5026</text:p>
          </table:table-cell>
          <table:table-cell table:formula="of:=[.D20]/[.C20]*1000" office:value-type="float" office:value="21.3780642224024" calcext:value-type="float">
            <text:p>21.3780642224024</text:p>
          </table:table-cell>
          <table:table-cell table:formula="of:=[.C20]*[.D20]" office:value-type="float" office:value="105.6132462" calcext:value-type="float">
            <text:p>105.6132462</text:p>
          </table:table-cell>
          <table:table-cell table:number-columns-repeated="2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80.379" calcext:value-type="float">
            <text:p>80.379</text:p>
          </table:table-cell>
          <table:table-cell office:value-type="float" office:value="1.7321" calcext:value-type="float">
            <text:p>1.7321</text:p>
          </table:table-cell>
          <table:table-cell table:formula="of:=[.D21]/[.C21]*1000" office:value-type="float" office:value="21.5491608504709" calcext:value-type="float">
            <text:p>21.5491608504709</text:p>
          </table:table-cell>
          <table:table-cell table:formula="of:=[.C21]*[.D21]" office:value-type="float" office:value="139.2244659" calcext:value-type="float">
            <text:p>139.2244659</text:p>
          </table:table-cell>
          <table:table-cell table:number-columns-repeated="2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90.222" calcext:value-type="float">
            <text:p>90.222</text:p>
          </table:table-cell>
          <table:table-cell office:value-type="float" office:value="1.9619" calcext:value-type="float">
            <text:p>1.9619</text:p>
          </table:table-cell>
          <table:table-cell table:formula="of:=[.D22]/[.C22]*1000" office:value-type="float" office:value="21.7452506040655" calcext:value-type="float">
            <text:p>21.7452506040655</text:p>
          </table:table-cell>
          <table:table-cell table:formula="of:=[.C22]*[.D22]" office:value-type="float" office:value="177.0065418" calcext:value-type="float">
            <text:p>177.0065418</text:p>
          </table:table-cell>
          <table:table-cell table:number-columns-repeated="25"/>
        </table:table-row>
        <table:table-row table:style-name="ro1">
          <table:table-cell table:style-name="ce1" table:number-columns-repeated="6"/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=50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.383" calcext:value-type="float">
            <text:p>10.383</text:p>
          </table:table-cell>
          <table:table-cell office:value-type="float" office:value="0.2309" calcext:value-type="float">
            <text:p>0.2309</text:p>
          </table:table-cell>
          <table:table-cell table:formula="of:=[.D25]/[.C25]*1000" office:value-type="float" office:value="22.2382741018973" calcext:value-type="float">
            <text:p>22.2382741018973</text:p>
          </table:table-cell>
          <table:table-cell table:formula="of:=[.C25]*[.D25]" office:value-type="float" office:value="2.3974347" calcext:value-type="float">
            <text:p>2.3974347</text:p>
          </table:table-cell>
          <table:table-cell table:number-columns-repeated="2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0.395" calcext:value-type="float">
            <text:p>20.395</text:p>
          </table:table-cell>
          <table:table-cell office:value-type="float" office:value="0.4543" calcext:value-type="float">
            <text:p>0.4543</text:p>
          </table:table-cell>
          <table:table-cell table:formula="of:=[.D26]/[.C26]*1000" office:value-type="float" office:value="22.2750674184849" calcext:value-type="float">
            <text:p>22.2750674184849</text:p>
          </table:table-cell>
          <table:table-cell table:formula="of:=[.C26]*[.D26]" office:value-type="float" office:value="9.2654485" calcext:value-type="float">
            <text:p>9.2654485</text:p>
          </table:table-cell>
          <table:table-cell table:number-columns-repeated="2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30.226" calcext:value-type="float">
            <text:p>30.226</text:p>
          </table:table-cell>
          <table:table-cell office:value-type="float" office:value="0.675" calcext:value-type="float">
            <text:p>0.675</text:p>
          </table:table-cell>
          <table:table-cell table:formula="of:=[.D27]/[.C27]*1000" office:value-type="float" office:value="22.3317673526103" calcext:value-type="float">
            <text:p>22.3317673526103</text:p>
          </table:table-cell>
          <table:table-cell table:formula="of:=[.C27]*[.D27]" office:value-type="float" office:value="20.40255" calcext:value-type="float">
            <text:p>20.40255</text:p>
          </table:table-cell>
          <table:table-cell table:number-columns-repeated="2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40.351" calcext:value-type="float">
            <text:p>40.351</text:p>
          </table:table-cell>
          <table:table-cell office:value-type="float" office:value="0.9043" calcext:value-type="float">
            <text:p>0.9043</text:p>
          </table:table-cell>
          <table:table-cell table:formula="of:=[.D28]/[.C28]*1000" office:value-type="float" office:value="22.4108448365592" calcext:value-type="float">
            <text:p>22.4108448365592</text:p>
          </table:table-cell>
          <table:table-cell table:formula="of:=[.C28]*[.D28]" office:value-type="float" office:value="36.4894093" calcext:value-type="float">
            <text:p>36.4894093</text:p>
          </table:table-cell>
          <table:table-cell table:number-columns-repeated="2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50.251" calcext:value-type="float">
            <text:p>50.251</text:p>
          </table:table-cell>
          <table:table-cell office:value-type="float" office:value="1.1314" calcext:value-type="float">
            <text:p>1.1314</text:p>
          </table:table-cell>
          <table:table-cell table:formula="of:=[.D29]/[.C29]*1000" office:value-type="float" office:value="22.5149748263716" calcext:value-type="float">
            <text:p>22.5149748263716</text:p>
          </table:table-cell>
          <table:table-cell table:formula="of:=[.C29]*[.D29]" office:value-type="float" office:value="56.8539814" calcext:value-type="float">
            <text:p>56.8539814</text:p>
          </table:table-cell>
          <table:table-cell table:number-columns-repeated="2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60.481" calcext:value-type="float">
            <text:p>60.481</text:p>
          </table:table-cell>
          <table:table-cell office:value-type="float" office:value="1.3696" calcext:value-type="float">
            <text:p>1.3696</text:p>
          </table:table-cell>
          <table:table-cell table:formula="of:=[.D30]/[.C30]*1000" office:value-type="float" office:value="22.6451282220863" calcext:value-type="float">
            <text:p>22.6451282220863</text:p>
          </table:table-cell>
          <table:table-cell table:formula="of:=[.C30]*[.D30]" office:value-type="float" office:value="82.8347776" calcext:value-type="float">
            <text:p>82.8347776</text:p>
          </table:table-cell>
          <table:table-cell table:number-columns-repeated="2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70.547" calcext:value-type="float">
            <text:p>70.547</text:p>
          </table:table-cell>
          <table:table-cell office:value-type="float" office:value="1.6085" calcext:value-type="float">
            <text:p>1.6085</text:p>
          </table:table-cell>
          <table:table-cell table:formula="of:=[.D31]/[.C31]*1000" office:value-type="float" office:value="22.8004025685004" calcext:value-type="float">
            <text:p>22.8004025685004</text:p>
          </table:table-cell>
          <table:table-cell table:formula="of:=[.C31]*[.D31]" office:value-type="float" office:value="113.4748495" calcext:value-type="float">
            <text:p>113.4748495</text:p>
          </table:table-cell>
          <table:table-cell table:number-columns-repeated="2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82.277" calcext:value-type="float">
            <text:p>82.277</text:p>
          </table:table-cell>
          <table:table-cell office:value-type="float" office:value="1.8927" calcext:value-type="float">
            <text:p>1.8927</text:p>
          </table:table-cell>
          <table:table-cell table:formula="of:=[.D32]/[.C32]*1000" office:value-type="float" office:value="23.003998687361" calcext:value-type="float">
            <text:p>23.003998687361</text:p>
          </table:table-cell>
          <table:table-cell table:formula="of:=[.C32]*[.D32]" office:value-type="float" office:value="155.7256779" calcext:value-type="float">
            <text:p>155.7256779</text:p>
          </table:table-cell>
          <table:table-cell table:number-columns-repeated="2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90.871" calcext:value-type="float">
            <text:p>90.871</text:p>
          </table:table-cell>
          <table:table-cell office:value-type="float" office:value="2.1065" calcext:value-type="float">
            <text:p>2.1065</text:p>
          </table:table-cell>
          <table:table-cell table:formula="of:=[.D33]/[.C33]*1000" office:value-type="float" office:value="23.1812129282169" calcext:value-type="float">
            <text:p>23.1812129282169</text:p>
          </table:table-cell>
          <table:table-cell table:formula="of:=[.C33]*[.D33]" office:value-type="float" office:value="191.4197615" calcext:value-type="float">
            <text:p>191.4197615</text:p>
          </table:table-cell>
          <table:table-cell table:number-columns-repeated="25"/>
        </table:table-row>
        <table:table-row table:style-name="ro1">
          <table:table-cell table:style-name="ce1" table:number-columns-repeated="6"/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=60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.709" calcext:value-type="float">
            <text:p>10.709</text:p>
          </table:table-cell>
          <table:table-cell office:value-type="float" office:value="0.2458" calcext:value-type="float">
            <text:p>0.2458</text:p>
          </table:table-cell>
          <table:table-cell table:formula="of:=[.D36]/[.C36]*1000" office:value-type="float" office:value="22.9526566439443" calcext:value-type="float">
            <text:p>22.9526566439443</text:p>
          </table:table-cell>
          <table:table-cell table:formula="of:=[.C36]*[.D36]" office:value-type="float" office:value="2.6322722" calcext:value-type="float">
            <text:p>2.6322722</text:p>
          </table:table-cell>
          <table:table-cell table:number-columns-repeated="2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0.309" calcext:value-type="float">
            <text:p>20.309</text:p>
          </table:table-cell>
          <table:table-cell office:value-type="float" office:value="0.4669" calcext:value-type="float">
            <text:p>0.4669</text:p>
          </table:table-cell>
          <table:table-cell table:formula="of:=[.D37]/[.C37]*1000" office:value-type="float" office:value="22.9898074745187" calcext:value-type="float">
            <text:p>22.9898074745187</text:p>
          </table:table-cell>
          <table:table-cell table:formula="of:=[.C37]*[.D37]" office:value-type="float" office:value="9.4822721" calcext:value-type="float">
            <text:p>9.4822721</text:p>
          </table:table-cell>
          <table:table-cell table:number-columns-repeated="2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30.318" calcext:value-type="float">
            <text:p>30.318</text:p>
          </table:table-cell>
          <table:table-cell office:value-type="float" office:value="0.6986" calcext:value-type="float">
            <text:p>0.6986</text:p>
          </table:table-cell>
          <table:table-cell table:formula="of:=[.D38]/[.C38]*1000" office:value-type="float" office:value="23.0424170459793" calcext:value-type="float">
            <text:p>23.0424170459793</text:p>
          </table:table-cell>
          <table:table-cell table:formula="of:=[.C38]*[.D38]" office:value-type="float" office:value="21.1801548" calcext:value-type="float">
            <text:p>21.1801548</text:p>
          </table:table-cell>
          <table:table-cell table:number-columns-repeated="2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40.208" calcext:value-type="float">
            <text:p>40.208</text:p>
          </table:table-cell>
          <table:table-cell office:value-type="float" office:value="0.9298" calcext:value-type="float">
            <text:p>0.9298</text:p>
          </table:table-cell>
          <table:table-cell table:formula="of:=[.D39]/[.C39]*1000" office:value-type="float" office:value="23.124751293275" calcext:value-type="float">
            <text:p>23.124751293275</text:p>
          </table:table-cell>
          <table:table-cell table:formula="of:=[.C39]*[.D39]" office:value-type="float" office:value="37.3853984" calcext:value-type="float">
            <text:p>37.3853984</text:p>
          </table:table-cell>
          <table:table-cell table:number-columns-repeated="2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50.103" calcext:value-type="float">
            <text:p>50.103</text:p>
          </table:table-cell>
          <table:table-cell office:value-type="float" office:value="1.1637" calcext:value-type="float">
            <text:p>1.1637</text:p>
          </table:table-cell>
          <table:table-cell table:formula="of:=[.D40]/[.C40]*1000" office:value-type="float" office:value="23.2261541225076" calcext:value-type="float">
            <text:p>23.2261541225076</text:p>
          </table:table-cell>
          <table:table-cell table:formula="of:=[.C40]*[.D40]" office:value-type="float" office:value="58.3048611" calcext:value-type="float">
            <text:p>58.3048611</text:p>
          </table:table-cell>
          <table:table-cell table:number-columns-repeated="2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60.707" calcext:value-type="float">
            <text:p>60.707</text:p>
          </table:table-cell>
          <table:table-cell office:value-type="float" office:value="1.4181" calcext:value-type="float">
            <text:p>1.4181</text:p>
          </table:table-cell>
          <table:table-cell table:formula="of:=[.D41]/[.C41]*1000" office:value-type="float" office:value="23.3597443457921" calcext:value-type="float">
            <text:p>23.3597443457921</text:p>
          </table:table-cell>
          <table:table-cell table:formula="of:=[.C41]*[.D41]" office:value-type="float" office:value="86.0885967" calcext:value-type="float">
            <text:p>86.0885967</text:p>
          </table:table-cell>
          <table:table-cell table:number-columns-repeated="2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70.873" calcext:value-type="float">
            <text:p>70.873</text:p>
          </table:table-cell>
          <table:table-cell office:value-type="float" office:value="1.6664" calcext:value-type="float">
            <text:p>1.6664</text:p>
          </table:table-cell>
          <table:table-cell table:formula="of:=[.D42]/[.C42]*1000" office:value-type="float" office:value="23.5124800699843" calcext:value-type="float">
            <text:p>23.5124800699843</text:p>
          </table:table-cell>
          <table:table-cell table:formula="of:=[.C42]*[.D42]" office:value-type="float" office:value="118.1027672" calcext:value-type="float">
            <text:p>118.1027672</text:p>
          </table:table-cell>
          <table:table-cell table:number-columns-repeated="2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80.533" calcext:value-type="float">
            <text:p>80.533</text:p>
          </table:table-cell>
          <table:table-cell office:value-type="float" office:value="1.9075" calcext:value-type="float">
            <text:p>1.9075</text:p>
          </table:table-cell>
          <table:table-cell table:formula="of:=[.D43]/[.C43]*1000" office:value-type="float" office:value="23.685942408702" calcext:value-type="float">
            <text:p>23.685942408702</text:p>
          </table:table-cell>
          <table:table-cell table:formula="of:=[.C43]*[.D43]" office:value-type="float" office:value="153.6166975" calcext:value-type="float">
            <text:p>153.6166975</text:p>
          </table:table-cell>
          <table:table-cell table:number-columns-repeated="2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90.642" calcext:value-type="float">
            <text:p>90.642</text:p>
          </table:table-cell>
          <table:table-cell office:value-type="float" office:value="2.1651" calcext:value-type="float">
            <text:p>2.1651</text:p>
          </table:table-cell>
          <table:table-cell table:formula="of:=[.D44]/[.C44]*1000" office:value-type="float" office:value="23.8862778844244" calcext:value-type="float">
            <text:p>23.8862778844244</text:p>
          </table:table-cell>
          <table:table-cell table:formula="of:=[.C44]*[.D44]" office:value-type="float" office:value="196.2489942" calcext:value-type="float">
            <text:p>196.2489942</text:p>
          </table:table-cell>
          <table:table-cell table:number-columns-repeated="25"/>
        </table:table-row>
        <table:table-row table:style-name="ro1">
          <table:table-cell table:style-name="ce1" table:number-columns-repeated="6"/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=70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.022" calcext:value-type="float">
            <text:p>10.022</text:p>
          </table:table-cell>
          <table:table-cell office:value-type="float" office:value="0.2372" calcext:value-type="float">
            <text:p>0.2372</text:p>
          </table:table-cell>
          <table:table-cell table:formula="of:=[.D47]/[.C47]*1000" office:value-type="float" office:value="23.6679305527839" calcext:value-type="float">
            <text:p>23.6679305527839</text:p>
          </table:table-cell>
          <table:table-cell table:formula="of:=[.C47]*[.D47]" office:value-type="float" office:value="2.3772184" calcext:value-type="float">
            <text:p>2.3772184</text:p>
          </table:table-cell>
          <table:table-cell table:number-columns-repeated="2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0.599" calcext:value-type="float">
            <text:p>20.599</text:p>
          </table:table-cell>
          <table:table-cell office:value-type="float" office:value="0.4881" calcext:value-type="float">
            <text:p>0.4881</text:p>
          </table:table-cell>
          <table:table-cell table:formula="of:=[.D48]/[.C48]*1000" office:value-type="float" office:value="23.6953250157775" calcext:value-type="float">
            <text:p>23.6953250157775</text:p>
          </table:table-cell>
          <table:table-cell table:formula="of:=[.C48]*[.D48]" office:value-type="float" office:value="10.0543719" calcext:value-type="float">
            <text:p>10.0543719</text:p>
          </table:table-cell>
          <table:table-cell table:number-columns-repeated="2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30.398" calcext:value-type="float">
            <text:p>30.398</text:p>
          </table:table-cell>
          <table:table-cell office:value-type="float" office:value="0.722" calcext:value-type="float">
            <text:p>0.722</text:p>
          </table:table-cell>
          <table:table-cell table:formula="of:=[.D49]/[.C49]*1000" office:value-type="float" office:value="23.7515626028028" calcext:value-type="float">
            <text:p>23.7515626028028</text:p>
          </table:table-cell>
          <table:table-cell table:formula="of:=[.C49]*[.D49]" office:value-type="float" office:value="21.947356" calcext:value-type="float">
            <text:p>21.947356</text:p>
          </table:table-cell>
          <table:table-cell table:number-columns-repeated="2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40.405" calcext:value-type="float">
            <text:p>40.405</text:p>
          </table:table-cell>
          <table:table-cell office:value-type="float" office:value="0.963" calcext:value-type="float">
            <text:p>0.963</text:p>
          </table:table-cell>
          <table:table-cell table:formula="of:=[.D50]/[.C50]*1000" office:value-type="float" office:value="23.8336839500062" calcext:value-type="float">
            <text:p>23.8336839500062</text:p>
          </table:table-cell>
          <table:table-cell table:formula="of:=[.C50]*[.D50]" office:value-type="float" office:value="38.910015" calcext:value-type="float">
            <text:p>38.910015</text:p>
          </table:table-cell>
          <table:table-cell table:number-columns-repeated="2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50.863" calcext:value-type="float">
            <text:p>50.863</text:p>
          </table:table-cell>
          <table:table-cell office:value-type="float" office:value="1.2178" calcext:value-type="float">
            <text:p>1.2178</text:p>
          </table:table-cell>
          <table:table-cell table:formula="of:=[.D51]/[.C51]*1000" office:value-type="float" office:value="23.9427481666437" calcext:value-type="float">
            <text:p>23.9427481666437</text:p>
          </table:table-cell>
          <table:table-cell table:formula="of:=[.C51]*[.D51]" office:value-type="float" office:value="61.9409614" calcext:value-type="float">
            <text:p>61.9409614</text:p>
          </table:table-cell>
          <table:table-cell table:number-columns-repeated="2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60.477" calcext:value-type="float">
            <text:p>60.477</text:p>
          </table:table-cell>
          <table:table-cell office:value-type="float" office:value="1.4552" calcext:value-type="float">
            <text:p>1.4552</text:p>
          </table:table-cell>
          <table:table-cell table:formula="of:=[.D52]/[.C52]*1000" office:value-type="float" office:value="24.0620401144237" calcext:value-type="float">
            <text:p>24.0620401144237</text:p>
          </table:table-cell>
          <table:table-cell table:formula="of:=[.C52]*[.D52]" office:value-type="float" office:value="88.0061304" calcext:value-type="float">
            <text:p>88.0061304</text:p>
          </table:table-cell>
          <table:table-cell table:number-columns-repeated="2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70.563" calcext:value-type="float">
            <text:p>70.563</text:p>
          </table:table-cell>
          <table:table-cell office:value-type="float" office:value="1.7089" calcext:value-type="float">
            <text:p>1.7089</text:p>
          </table:table-cell>
          <table:table-cell table:formula="of:=[.D53]/[.C53]*1000" office:value-type="float" office:value="24.2180746283463" calcext:value-type="float">
            <text:p>24.2180746283463</text:p>
          </table:table-cell>
          <table:table-cell table:formula="of:=[.C53]*[.D53]" office:value-type="float" office:value="120.5851107" calcext:value-type="float">
            <text:p>120.5851107</text:p>
          </table:table-cell>
          <table:table-cell table:number-columns-repeated="2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80.16" calcext:value-type="float">
            <text:p>80.16</text:p>
          </table:table-cell>
          <table:table-cell office:value-type="float" office:value="1.9546" calcext:value-type="float">
            <text:p>1.9546</text:p>
          </table:table-cell>
          <table:table-cell table:formula="of:=[.D54]/[.C54]*1000" office:value-type="float" office:value="24.3837325349301" calcext:value-type="float">
            <text:p>24.3837325349301</text:p>
          </table:table-cell>
          <table:table-cell table:formula="of:=[.C54]*[.D54]" office:value-type="float" office:value="156.680736" calcext:value-type="float">
            <text:p>156.680736</text:p>
          </table:table-cell>
          <table:table-cell table:number-columns-repeated="2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90.629" calcext:value-type="float">
            <text:p>90.629</text:p>
          </table:table-cell>
          <table:table-cell office:value-type="float" office:value="2.2292" calcext:value-type="float">
            <text:p>2.2292</text:p>
          </table:table-cell>
          <table:table-cell table:formula="of:=[.D55]/[.C55]*1000" office:value-type="float" office:value="24.5969833055644" calcext:value-type="float">
            <text:p>24.5969833055644</text:p>
          </table:table-cell>
          <table:table-cell table:formula="of:=[.C55]*[.D55]" office:value-type="float" office:value="202.0301668" calcext:value-type="float">
            <text:p>202.0301668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2">00/00/0000</text:date>, <text:time style:data-style-name="N2" text:time-value="13:23:46.4895479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6T15:11:45.090796051</meta:creation-date>
    <dc:date>2025-04-02T13:36:37.940411604</dc:date>
    <meta:editing-duration>PT1H57M26S</meta:editing-duration>
    <meta:editing-cycles>26</meta:editing-cycles>
    <meta:generator>LibreOffice/25.2.1.2$Linux_X86_64 LibreOffice_project/520$Build-2</meta:generator>
    <meta:document-statistic meta:table-count="1" meta:cell-count="309" meta:object-count="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percentage" chart:error-percentage="0.3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percentage" chart:error-percentage="0.3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0000"/>
    </style:style>
    <style:style style:name="ch11" style:family="chart">
      <style:chart-properties chart:error-upper-indicator="true" chart:error-lower-indicator="true" chart:error-category="percentage" chart:error-percentage="2.5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error-upper-indicator="true" chart:error-lower-indicator="true" chart:error-category="percentage" chart:error-percentage="0.3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.002cm" svg:height="9.006cm" xlink:href=".." xlink:type="simple" chart:class="chart:scatter" chart:style-name="ch1">
        <chart:legend chart:legend-position="end" svg:x="12.49cm" svg:y="3.862cm" style:legend-expansion="high" chart:style-name="ch2"/>
        <chart:plot-area chart:style-name="ch3" svg:x="1.398cm" svg:y="0.18cm" svg:width="10.772cm" svg:height="7.598cm">
          <chart:coordinate-region svg:x="2.358cm" svg:y="0.427cm" svg:width="9.504cm" svg:height="6.612cm"/>
          <chart:axis chart:dimension="x" chart:name="primary-x" chart:style-name="ch4">
            <chart:title svg:x="5.662cm" svg:y="7.959cm" chart:style-name="ch5">
              <text:p><text:span text:style-name="T1">Q, Вт * 10^(-3)</text:span></text:p>
            </chart:title>
          </chart:axis>
          <chart:axis chart:dimension="y" chart:name="primary-y" chart:style-name="ch6">
            <chart:title svg:x="0.451cm" svg:y="4.462cm" chart:style-name="ch7">
              <text:p><text:span text:style-name="T1">R, Ом</text:span></text:p>
            </chart:title>
            <chart:grid chart:style-name="ch8" chart:class="major"/>
          </chart:axis>
          <chart:series chart:style-name="ch9" chart:values-cell-range-address="Sheet1.E2:Sheet1.E11" chart:label-cell-address="Sheet1.B2:Sheet1.B2" chart:class="chart:scatter">
            <chart:domain table:cell-range-address="Sheet1.F2:Sheet1.F11"/>
            <chart:regression-curve chart:style-name="ch10">
              <chart:equation chart:display-equation="true" chart:display-r-square="false"/>
            </chart:regression-curve>
            <chart:error-indicator chart:style-name="ch11" chart:dimension="x"/>
            <chart:error-indicator chart:style-name="ch12" chart:dimension="y"/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=23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F2:Sheet1.F11</svg:desc>
                </draw:g>
              </table:table-cell>
              <table:table-cell office:value-type="float" office:value="NaN">
                <text:p>NaN</text:p>
                <draw:g>
                  <svg:desc>Sheet1.E2:Sheet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9775945">
                <text:p>3.9775945</text:p>
              </table:table-cell>
              <table:table-cell office:value-type="float" office:value="20.3490451326801">
                <text:p>20.34904513268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7440036">
                <text:p>15.7440036</text:p>
              </table:table-cell>
              <table:table-cell office:value-type="float" office:value="20.4053713503978">
                <text:p>20.40537135039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.421482">
                <text:p>35.421482</text:p>
              </table:table-cell>
              <table:table-cell office:value-type="float" office:value="20.5125736975093">
                <text:p>20.51257369750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.3791608">
                <text:p>63.3791608</text:p>
              </table:table-cell>
              <table:table-cell office:value-type="float" office:value="20.6637535661406">
                <text:p>20.66375356614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.434488">
                <text:p>100.434488</text:p>
              </table:table-cell>
              <table:table-cell office:value-type="float" office:value="20.8648025367541">
                <text:p>20.86480253675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4.745425">
                <text:p>144.745425</text:p>
              </table:table-cell>
              <table:table-cell office:value-type="float" office:value="21.0974284679464">
                <text:p>21.09742846794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.8263344">
                <text:p>199.8263344</text:p>
              </table:table-cell>
              <table:table-cell office:value-type="float" office:value="21.3644635619158">
                <text:p>21.3644635619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4.3387">
                <text:p>264.3387</text:p>
              </table:table-cell>
              <table:table-cell office:value-type="float" office:value="21.7176523906639">
                <text:p>21.71765239066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7.13604">
                <text:p>107.13604</text:p>
              </table:table-cell>
              <table:table-cell office:value-type="float" office:value="20.8894784612162">
                <text:p>20.88947846121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percentage" chart:error-percentage="0.3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percentage" chart:error-percentage="0.3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0000"/>
    </style:style>
    <style:style style:name="ch11" style:family="chart">
      <style:chart-properties chart:error-upper-indicator="true" chart:error-lower-indicator="true" chart:error-category="percentage" chart:error-percentage="2.5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error-upper-indicator="true" chart:error-lower-indicator="true" chart:error-category="percentage" chart:error-percentage="0.3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.001cm" svg:height="9.006cm" xlink:href=".." xlink:type="simple" chart:class="chart:scatter" chart:style-name="ch1">
        <chart:legend chart:legend-position="end" svg:x="12.489cm" svg:y="3.862cm" style:legend-expansion="high" chart:style-name="ch2"/>
        <chart:plot-area chart:style-name="ch3" svg:x="1.398cm" svg:y="0.18cm" svg:width="10.771cm" svg:height="7.598cm">
          <chart:coordinate-region svg:x="2.358cm" svg:y="0.427cm" svg:width="9.503cm" svg:height="6.612cm"/>
          <chart:axis chart:dimension="x" chart:name="primary-x" chart:style-name="ch4">
            <chart:title svg:x="5.661cm" svg:y="7.959cm" chart:style-name="ch5">
              <text:p><text:span text:style-name="T1">Q, Вт * 10^(-3)</text:span></text:p>
            </chart:title>
          </chart:axis>
          <chart:axis chart:dimension="y" chart:name="primary-y" chart:style-name="ch6">
            <chart:title svg:x="0.451cm" svg:y="4.462cm" chart:style-name="ch7">
              <text:p><text:span text:style-name="T1">R, Ом</text:span></text:p>
            </chart:title>
            <chart:grid chart:style-name="ch8" chart:class="major"/>
          </chart:axis>
          <chart:series chart:style-name="ch9" chart:values-cell-range-address="Sheet1.E13:Sheet1.E22" chart:label-cell-address="Sheet1.B13:Sheet1.B13" chart:class="chart:scatter">
            <chart:domain table:cell-range-address="Sheet1.F13:Sheet1.F22"/>
            <chart:regression-curve chart:style-name="ch10">
              <chart:equation chart:display-equation="true" chart:display-r-square="false"/>
            </chart:regression-curve>
            <chart:error-indicator chart:style-name="ch11" chart:dimension="x"/>
            <chart:error-indicator chart:style-name="ch12" chart:dimension="y"/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=30</text:p>
                <draw:g>
                  <svg:desc>Sheet1.B13:Sheet1.B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F13:Sheet1.F22</svg:desc>
                </draw:g>
              </table:table-cell>
              <table:table-cell office:value-type="float" office:value="NaN">
                <text:p>NaN</text:p>
                <draw:g>
                  <svg:desc>Sheet1.E13:Sheet1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074624">
                <text:p>2.2074624</text:p>
              </table:table-cell>
              <table:table-cell office:value-type="float" office:value="20.8236208236208">
                <text:p>20.82362082362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6277162">
                <text:p>8.6277162</text:p>
              </table:table-cell>
              <table:table-cell office:value-type="float" office:value="20.8665289662634">
                <text:p>20.86652896626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2966022">
                <text:p>19.2966022</text:p>
              </table:table-cell>
              <table:table-cell office:value-type="float" office:value="20.9159149272404">
                <text:p>20.91591492724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.1944861">
                <text:p>34.1944861</text:p>
              </table:table-cell>
              <table:table-cell office:value-type="float" office:value="20.9951185667914">
                <text:p>20.99511856679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.4660625">
                <text:p>53.4660625</text:p>
              </table:table-cell>
              <table:table-cell office:value-type="float" office:value="21.1144452614217">
                <text:p>21.11444526142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.3903277">
                <text:p>77.3903277</text:p>
              </table:table-cell>
              <table:table-cell office:value-type="float" office:value="21.226876004041">
                <text:p>21.2268760040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.6132462">
                <text:p>105.6132462</text:p>
              </table:table-cell>
              <table:table-cell office:value-type="float" office:value="21.3780642224024">
                <text:p>21.37806422240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9.2244659">
                <text:p>139.2244659</text:p>
              </table:table-cell>
              <table:table-cell office:value-type="float" office:value="21.5491608504709">
                <text:p>21.54916085047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7.0065418">
                <text:p>177.0065418</text:p>
              </table:table-cell>
              <table:table-cell office:value-type="float" office:value="21.7452506040655">
                <text:p>21.74525060406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percentage" chart:error-percentage="0.3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percentage" chart:error-percentage="0.3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0000"/>
    </style:style>
    <style:style style:name="ch11" style:family="chart">
      <style:chart-properties chart:error-upper-indicator="true" chart:error-lower-indicator="true" chart:error-category="percentage" chart:error-percentage="2.5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error-upper-indicator="true" chart:error-lower-indicator="true" chart:error-category="percentage" chart:error-percentage="0.3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.002cm" svg:height="9.005cm" xlink:href=".." xlink:type="simple" chart:class="chart:scatter" chart:style-name="ch1">
        <chart:legend chart:legend-position="end" svg:x="12.49cm" svg:y="3.861cm" style:legend-expansion="high" chart:style-name="ch2"/>
        <chart:plot-area chart:style-name="ch3" svg:x="1.398cm" svg:y="0.18cm" svg:width="10.772cm" svg:height="7.597cm">
          <chart:coordinate-region svg:x="2.358cm" svg:y="0.427cm" svg:width="9.504cm" svg:height="6.611cm"/>
          <chart:axis chart:dimension="x" chart:name="primary-x" chart:style-name="ch4">
            <chart:title svg:x="5.662cm" svg:y="7.958cm" chart:style-name="ch5">
              <text:p><text:span text:style-name="T1">Q, Вт * 10^(-3)</text:span></text:p>
            </chart:title>
          </chart:axis>
          <chart:axis chart:dimension="y" chart:name="primary-y" chart:style-name="ch6">
            <chart:title svg:x="0.451cm" svg:y="4.461cm" chart:style-name="ch7">
              <text:p><text:span text:style-name="T1">R, Ом</text:span></text:p>
            </chart:title>
            <chart:grid chart:style-name="ch8" chart:class="major"/>
          </chart:axis>
          <chart:series chart:style-name="ch9" chart:values-cell-range-address="Sheet1.E24:Sheet1.E33" chart:label-cell-address="Sheet1.B24:Sheet1.B24" chart:class="chart:scatter">
            <chart:domain table:cell-range-address="Sheet1.F24:Sheet1.F33"/>
            <chart:regression-curve chart:style-name="ch10">
              <chart:equation chart:display-equation="true" chart:display-r-square="false"/>
            </chart:regression-curve>
            <chart:error-indicator chart:style-name="ch11" chart:dimension="x"/>
            <chart:error-indicator chart:style-name="ch12" chart:dimension="y"/>
            <chart:data-point chart:repeated="6"/>
            <chart:data-point chart:style-name="ch13" chart:repeated="2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=50</text:p>
                <draw:g>
                  <svg:desc>Sheet1.B24:Sheet1.B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F24:Sheet1.F33</svg:desc>
                </draw:g>
              </table:table-cell>
              <table:table-cell office:value-type="float" office:value="NaN">
                <text:p>NaN</text:p>
                <draw:g>
                  <svg:desc>Sheet1.E24:Sheet1.E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974347">
                <text:p>2.3974347</text:p>
              </table:table-cell>
              <table:table-cell office:value-type="float" office:value="22.2382741018973">
                <text:p>22.23827410189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2654485">
                <text:p>9.2654485</text:p>
              </table:table-cell>
              <table:table-cell office:value-type="float" office:value="22.2750674184849">
                <text:p>22.2750674184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40255">
                <text:p>20.40255</text:p>
              </table:table-cell>
              <table:table-cell office:value-type="float" office:value="22.3317673526103">
                <text:p>22.33176735261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.4894093">
                <text:p>36.4894093</text:p>
              </table:table-cell>
              <table:table-cell office:value-type="float" office:value="22.4108448365592">
                <text:p>22.41084483655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.8539814">
                <text:p>56.8539814</text:p>
              </table:table-cell>
              <table:table-cell office:value-type="float" office:value="22.5149748263716">
                <text:p>22.51497482637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.8347776">
                <text:p>82.8347776</text:p>
              </table:table-cell>
              <table:table-cell office:value-type="float" office:value="22.6451282220863">
                <text:p>22.64512822208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3.4748495">
                <text:p>113.4748495</text:p>
              </table:table-cell>
              <table:table-cell office:value-type="float" office:value="22.8004025685004">
                <text:p>22.80040256850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5.7256779">
                <text:p>155.7256779</text:p>
              </table:table-cell>
              <table:table-cell office:value-type="float" office:value="23.003998687361">
                <text:p>23.0039986873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1.4197615">
                <text:p>191.4197615</text:p>
              </table:table-cell>
              <table:table-cell office:value-type="float" office:value="23.1812129282169">
                <text:p>23.18121292821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percentage" chart:error-percentage="0.2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percentage" chart:error-percentage="0.2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0000"/>
    </style:style>
    <style:style style:name="ch11" style:family="chart">
      <style:chart-properties chart:error-upper-indicator="true" chart:error-lower-indicator="true" chart:error-category="percentage" chart:error-percentage="2.5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error-upper-indicator="true" chart:error-lower-indicator="true" chart:error-category="percentage" chart:error-percentage="0.2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.001cm" svg:height="9.006cm" xlink:href=".." xlink:type="simple" chart:class="chart:scatter" chart:style-name="ch1">
        <chart:legend chart:legend-position="end" svg:x="12.489cm" svg:y="3.862cm" style:legend-expansion="high" chart:style-name="ch2"/>
        <chart:plot-area chart:style-name="ch3" svg:x="1.398cm" svg:y="0.18cm" svg:width="10.771cm" svg:height="7.598cm">
          <chart:coordinate-region svg:x="2.358cm" svg:y="0.427cm" svg:width="9.503cm" svg:height="6.611cm"/>
          <chart:axis chart:dimension="x" chart:name="primary-x" chart:style-name="ch4">
            <chart:title svg:x="5.661cm" svg:y="7.959cm" chart:style-name="ch5">
              <text:p><text:span text:style-name="T1">Q, Вт * 10^(-3)</text:span></text:p>
            </chart:title>
          </chart:axis>
          <chart:axis chart:dimension="y" chart:name="primary-y" chart:style-name="ch6">
            <chart:title svg:x="0.451cm" svg:y="4.462cm" chart:style-name="ch7">
              <text:p><text:span text:style-name="T1">R, Ом</text:span></text:p>
            </chart:title>
            <chart:grid chart:style-name="ch8" chart:class="major"/>
          </chart:axis>
          <chart:series chart:style-name="ch9" chart:values-cell-range-address="Sheet1.E35:Sheet1.E44" chart:label-cell-address="Sheet1.B35:Sheet1.B35" chart:class="chart:scatter">
            <chart:domain table:cell-range-address="Sheet1.F35:Sheet1.F44"/>
            <chart:regression-curve chart:style-name="ch10">
              <chart:equation chart:display-equation="true" chart:display-r-square="false"/>
            </chart:regression-curve>
            <chart:error-indicator chart:style-name="ch11" chart:dimension="x"/>
            <chart:error-indicator chart:style-name="ch12" chart:dimension="y"/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=60</text:p>
                <draw:g>
                  <svg:desc>Sheet1.B35:Sheet1.B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F35:Sheet1.F44</svg:desc>
                </draw:g>
              </table:table-cell>
              <table:table-cell office:value-type="float" office:value="NaN">
                <text:p>NaN</text:p>
                <draw:g>
                  <svg:desc>Sheet1.E35:Sheet1.E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322722">
                <text:p>2.6322722</text:p>
              </table:table-cell>
              <table:table-cell office:value-type="float" office:value="22.9526566439443">
                <text:p>22.95265664394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4822721">
                <text:p>9.4822721</text:p>
              </table:table-cell>
              <table:table-cell office:value-type="float" office:value="22.9898074745187">
                <text:p>22.98980747451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.1801548">
                <text:p>21.1801548</text:p>
              </table:table-cell>
              <table:table-cell office:value-type="float" office:value="23.0424170459793">
                <text:p>23.0424170459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.3853984">
                <text:p>37.3853984</text:p>
              </table:table-cell>
              <table:table-cell office:value-type="float" office:value="23.124751293275">
                <text:p>23.1247512932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.3048611">
                <text:p>58.3048611</text:p>
              </table:table-cell>
              <table:table-cell office:value-type="float" office:value="23.2261541225076">
                <text:p>23.22615412250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.0885967">
                <text:p>86.0885967</text:p>
              </table:table-cell>
              <table:table-cell office:value-type="float" office:value="23.3597443457921">
                <text:p>23.35974434579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8.1027672">
                <text:p>118.1027672</text:p>
              </table:table-cell>
              <table:table-cell office:value-type="float" office:value="23.5124800699843">
                <text:p>23.51248006998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3.6166975">
                <text:p>153.6166975</text:p>
              </table:table-cell>
              <table:table-cell office:value-type="float" office:value="23.685942408702">
                <text:p>23.6859424087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6.2489942">
                <text:p>196.2489942</text:p>
              </table:table-cell>
              <table:table-cell office:value-type="float" office:value="23.8862778844244">
                <text:p>23.88627788442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percentage" chart:error-percentage="0.2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percentage" chart:error-percentage="0.2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0000"/>
    </style:style>
    <style:style style:name="ch10" style:family="chart">
      <style:chart-properties chart:error-upper-indicator="true" chart:error-lower-indicator="true" chart:error-category="percentage" chart:error-percentage="2.5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error-upper-indicator="true" chart:error-lower-indicator="true" chart:error-category="percentage" chart:error-percentage="0.2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.001cm" svg:height="9.006cm" xlink:href=".." xlink:type="simple" chart:class="chart:scatter" chart:style-name="ch1">
        <chart:legend chart:legend-position="end" svg:x="12.489cm" svg:y="3.862cm" style:legend-expansion="high" chart:style-name="ch2"/>
        <chart:plot-area chart:style-name="ch3" svg:x="1.398cm" svg:y="0.18cm" svg:width="10.771cm" svg:height="7.598cm">
          <chart:coordinate-region svg:x="2.358cm" svg:y="0.427cm" svg:width="9.503cm" svg:height="6.612cm"/>
          <chart:axis chart:dimension="x" chart:name="primary-x" chart:style-name="ch4">
            <chart:title svg:x="5.661cm" svg:y="7.959cm" chart:style-name="ch5">
              <text:p><text:span text:style-name="T1">Q, Вт * 10^(-3)</text:span></text:p>
            </chart:title>
          </chart:axis>
          <chart:axis chart:dimension="y" chart:name="primary-y" chart:style-name="ch4">
            <chart:title svg:x="0.451cm" svg:y="4.462cm" chart:style-name="ch6">
              <text:p><text:span text:style-name="T1">R, Ом</text:span></text:p>
            </chart:title>
            <chart:grid chart:style-name="ch7" chart:class="major"/>
          </chart:axis>
          <chart:series chart:style-name="ch8" chart:values-cell-range-address="Sheet1.E46:Sheet1.E55" chart:label-cell-address="Sheet1.B46:Sheet1.B46" chart:class="chart:scatter">
            <chart:domain table:cell-range-address="Sheet1.F46:Sheet1.F55"/>
            <chart:regression-curve chart:style-name="ch9">
              <chart:equation chart:display-equation="true" chart:display-r-square="false"/>
            </chart:regression-curve>
            <chart:error-indicator chart:style-name="ch10" chart:dimension="x"/>
            <chart:error-indicator chart:style-name="ch11" chart:dimension="y"/>
            <chart:data-point chart:repeated="4"/>
            <chart:data-point chart:style-name="ch12" chart:repeated="3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=70</text:p>
                <draw:g>
                  <svg:desc>Sheet1.B46:Sheet1.B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F46:Sheet1.F55</svg:desc>
                </draw:g>
              </table:table-cell>
              <table:table-cell office:value-type="float" office:value="NaN">
                <text:p>NaN</text:p>
                <draw:g>
                  <svg:desc>Sheet1.E46:Sheet1.E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772184">
                <text:p>2.3772184</text:p>
              </table:table-cell>
              <table:table-cell office:value-type="float" office:value="23.6679305527839">
                <text:p>23.66793055278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0543719">
                <text:p>10.0543719</text:p>
              </table:table-cell>
              <table:table-cell office:value-type="float" office:value="23.6953250157775">
                <text:p>23.69532501577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.947356">
                <text:p>21.947356</text:p>
              </table:table-cell>
              <table:table-cell office:value-type="float" office:value="23.7515626028028">
                <text:p>23.7515626028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.910015">
                <text:p>38.910015</text:p>
              </table:table-cell>
              <table:table-cell office:value-type="float" office:value="23.8336839500062">
                <text:p>23.83368395000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.9409614">
                <text:p>61.9409614</text:p>
              </table:table-cell>
              <table:table-cell office:value-type="float" office:value="23.9427481666437">
                <text:p>23.94274816664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.0061304">
                <text:p>88.0061304</text:p>
              </table:table-cell>
              <table:table-cell office:value-type="float" office:value="24.0620401144237">
                <text:p>24.0620401144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.5851107">
                <text:p>120.5851107</text:p>
              </table:table-cell>
              <table:table-cell office:value-type="float" office:value="24.2180746283463">
                <text:p>24.21807462834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6.680736">
                <text:p>156.680736</text:p>
              </table:table-cell>
              <table:table-cell office:value-type="float" office:value="24.3837325349301">
                <text:p>24.38373253493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.0301668">
                <text:p>202.0301668</text:p>
              </table:table-cell>
              <table:table-cell office:value-type="float" office:value="24.5969833055644">
                <text:p>24.59698330556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percentage" chart:error-percentage="0.7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percentage" chart:error-percentage="0.7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0000"/>
    </style:style>
    <style:style style:name="ch11" style:family="chart">
      <style:chart-properties chart:error-upper-indicator="true" chart:error-lower-indicator="true" chart:error-category="percentage" chart:error-percentage="0.3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error-upper-indicator="true" chart:error-lower-indicator="true" chart:error-category="percentage" chart:error-percentage="0.7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.002cm" svg:height="9.006cm" xlink:href=".." xlink:type="simple" chart:class="chart:scatter" chart:style-name="ch1">
        <chart:legend chart:legend-position="end" svg:x="12.211cm" svg:y="3.862cm" style:legend-expansion="high" chart:style-name="ch2"/>
        <chart:plot-area chart:style-name="ch3" svg:x="1.398cm" svg:y="0.18cm" svg:width="10.493cm" svg:height="7.598cm">
          <chart:coordinate-region svg:x="2.058cm" svg:y="0.426cm" svg:width="9.525cm" svg:height="6.612cm"/>
          <chart:axis chart:dimension="x" chart:name="primary-x" chart:style-name="ch4">
            <chart:title svg:x="6.315cm" svg:y="7.959cm" chart:style-name="ch5">
              <text:p><text:span text:style-name="T1">T, К</text:span></text:p>
            </chart:title>
          </chart:axis>
          <chart:axis chart:dimension="y" chart:name="primary-y" chart:style-name="ch6">
            <chart:title svg:x="0.451cm" svg:y="4.623cm" chart:style-name="ch7">
              <text:p><text:span text:style-name="T1">R_0, Ом</text:span></text:p>
            </chart:title>
            <chart:grid chart:style-name="ch8" chart:class="major"/>
          </chart:axis>
          <chart:series chart:style-name="ch9" chart:values-cell-range-address="Sheet1.R3:Sheet1.R7" chart:label-cell-address="Sheet1.S2:Sheet1.S2" chart:class="chart:scatter">
            <chart:domain table:cell-range-address="Sheet1.Q3:Sheet1.Q7"/>
            <chart:regression-curve chart:style-name="ch10">
              <chart:equation chart:display-equation="true" chart:display-r-square="false"/>
            </chart:regression-curve>
            <chart:error-indicator chart:style-name="ch11" chart:dimension="x"/>
            <chart:error-indicator chart:style-name="ch12" chart:dimension="y"/>
            <chart:data-point/>
            <chart:data-point chart:style-name="ch13" chart:repeated="2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R_0 (T)</text:p>
                <draw:g>
                  <svg:desc>Sheet1.S2:Sheet1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9">
                <text:p>299</text:p>
                <draw:g>
                  <svg:desc>Sheet1.Q3:Sheet1.Q7</svg:desc>
                </draw:g>
              </table:table-cell>
              <table:table-cell office:value-type="float" office:value="20.3457">
                <text:p>20.3457</text:p>
                <draw:g>
                  <svg:desc>Sheet1.R3:Sheet1.R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3">
                <text:p>303</text:p>
              </table:table-cell>
              <table:table-cell office:value-type="float" office:value="20.8431">
                <text:p>20.84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3">
                <text:p>323</text:p>
              </table:table-cell>
              <table:table-cell office:value-type="float" office:value="22.2647">
                <text:p>22.26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3">
                <text:p>333</text:p>
              </table:table-cell>
              <table:table-cell office:value-type="float" office:value="22.9868">
                <text:p>22.98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3">
                <text:p>343</text:p>
              </table:table-cell>
              <table:table-cell office:value-type="float" office:value="23.689">
                <text:p>23.6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00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.004cm" svg:height="9.006cm" xlink:href=".." xlink:type="simple" chart:class="chart:scatter" chart:style-name="ch1">
        <chart:legend chart:legend-position="end" svg:x="12.7cm" svg:y="3.862cm" style:legend-expansion="high" chart:style-name="ch2"/>
        <chart:plot-area chart:style-name="ch3" svg:x="1.398cm" svg:y="0.18cm" svg:width="10.982cm" svg:height="7.598cm">
          <chart:coordinate-region svg:x="2.562cm" svg:y="0.426cm" svg:width="9.51cm" svg:height="6.612cm"/>
          <chart:axis chart:dimension="x" chart:name="primary-x" chart:style-name="ch4">
            <chart:title svg:x="6.561cm" svg:y="7.959cm" chart:style-name="ch5">
              <text:p><text:span text:style-name="T1">T, K</text:span></text:p>
            </chart:title>
          </chart:axis>
          <chart:axis chart:dimension="y" chart:name="primary-y" chart:style-name="ch6">
            <chart:title svg:x="0.451cm" svg:y="4.798cm" chart:style-name="ch7">
              <text:p><text:span text:style-name="T1">k, Вт/(м K)</text:span></text:p>
            </chart:title>
            <chart:grid chart:style-name="ch8" chart:class="major"/>
          </chart:axis>
          <chart:series chart:style-name="ch9" chart:values-cell-range-address="Sheet1.AD3:Sheet1.AD7" chart:label-cell-address="Sheet1.AE2:Sheet1.AE2" chart:class="chart:scatter">
            <chart:domain table:cell-range-address="Sheet1.X3:Sheet1.X7"/>
            <chart:regression-curve chart:style-name="ch10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k(T)</text:p>
                <draw:g>
                  <svg:desc>Sheet1.AE2:Sheet1.A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9">
                <text:p>299</text:p>
                <draw:g>
                  <svg:desc>Sheet1.X3:Sheet1.X7</svg:desc>
                </draw:g>
              </table:table-cell>
              <table:table-cell office:value-type="float" office:value="0.0277812712167161">
                <text:p>0.0277812712167161</text:p>
                <draw:g>
                  <svg:desc>Sheet1.AD3:Sheet1.A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3">
                <text:p>303</text:p>
              </table:table-cell>
              <table:table-cell office:value-type="float" office:value="0.0276756390067666">
                <text:p>0.0276756390067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3">
                <text:p>323</text:p>
              </table:table-cell>
              <table:table-cell office:value-type="float" office:value="0.0291731184720626">
                <text:p>0.02917311847206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3">
                <text:p>333</text:p>
              </table:table-cell>
              <table:table-cell office:value-type="float" office:value="0.0302020458870524">
                <text:p>0.03020204588705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3">
                <text:p>343</text:p>
              </table:table-cell>
              <table:table-cell office:value-type="float" office:value="0.0311055258922206">
                <text:p>0.031105525892220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